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3feb" officeooo:paragraph-rsid="001d3feb"/>
    </style:style>
    <style:style style:name="P2" style:family="paragraph" style:parent-style-name="Standard">
      <style:text-properties officeooo:rsid="001f138a" officeooo:paragraph-rsid="001f138a"/>
    </style:style>
    <style:style style:name="P3" style:family="paragraph" style:parent-style-name="Standard">
      <style:text-properties officeooo:rsid="00229dc6" officeooo:paragraph-rsid="00229dc6"/>
    </style:style>
    <style:style style:name="P4" style:family="paragraph" style:parent-style-name="Standard">
      <style:text-properties officeooo:rsid="00229dc6" officeooo:paragraph-rsid="002316c8"/>
    </style:style>
    <style:style style:name="P5" style:family="paragraph" style:parent-style-name="Standard">
      <style:text-properties fo:color="#008000" officeooo:rsid="002316c8" officeooo:paragraph-rsid="002316c8"/>
    </style:style>
    <style:style style:name="P6" style:family="paragraph" style:parent-style-name="Standard">
      <style:text-properties officeooo:rsid="001d3feb" officeooo:paragraph-rsid="001d3feb"/>
    </style:style>
    <style:style style:name="P7" style:family="paragraph" style:parent-style-name="Standard">
      <style:text-properties officeooo:rsid="00290f5c" officeooo:paragraph-rsid="00290f5c"/>
    </style:style>
    <style:style style:name="P8" style:family="paragraph" style:parent-style-name="Standard">
      <style:paragraph-properties fo:text-align="center" style:justify-single-word="false"/>
      <style:text-properties officeooo:rsid="00290f5c" officeooo:paragraph-rsid="00290f5c"/>
    </style:style>
    <style:style style:name="T1" style:family="text">
      <style:text-properties officeooo:rsid="001f138a"/>
    </style:style>
    <style:style style:name="T2" style:family="text">
      <style:text-properties officeooo:rsid="001ff2b9"/>
    </style:style>
    <style:style style:name="T3" style:family="text">
      <style:text-properties officeooo:rsid="002316c8"/>
    </style:style>
    <style:style style:name="T4" style:family="text">
      <style:text-properties fo:color="#c0c0c0" officeooo:rsid="002316c8"/>
    </style:style>
    <style:style style:name="T5" style:family="text">
      <style:text-properties fo:color="#c0c0c0" officeooo:rsid="00290f5c"/>
    </style:style>
    <style:style style:name="T6" style:family="text">
      <style:text-properties fo:color="#000000" officeooo:rsid="00256a9f"/>
    </style:style>
    <style:style style:name="T7" style:family="text">
      <style:text-properties fo:color="#000000" officeooo:rsid="00275467"/>
    </style:style>
    <style:style style:name="T8" style:family="text">
      <style:text-properties fo:color="#000000" officeooo:rsid="002316c8"/>
    </style:style>
    <style:style style:name="T9" style:family="text">
      <style:text-properties fo:color="#000000" officeooo:rsid="00290f5c"/>
    </style:style>
    <style:style style:name="T10" style:family="text">
      <style:text-properties officeooo:rsid="00290f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ouvier-Denoit Gabriel &amp;&amp; Maronnier Dimitri</text:p>
      <text:p text:style-name="P7"/>
      <text:p text:style-name="P8">Compte Rendu</text:p>
      <text:p text:style-name="P1"/>
      <text:p text:style-name="P1">Question 1.</text:p>
      <text:p text:style-name="P1">- <text:span text:style-name="T1">Geometry engine, initialise les buffers et créer et affiche la géométrie.</text:span></text:p>
      <text:p text:style-name="P2">MainWidget : <text:span text:style-name="T2">défini le contexte OpenGL, il est aussi responsable de l’initialisation de openGL. Il réalise la boucle de rendu principale. C’est aussi dans cette partie que sont gérés les inputs, les shaders, </text:span></text:p>
      <text:p text:style-name="P1"/>
      <text:p text:style-name="P1">- Fshader : sample une texture</text:p>
      <text:p text:style-name="P1"><text:s/>Vshader : projette la <text:span text:style-name="T10">geométrie</text:span> selon la matrice MVP</text:p>
      <text:p text:style-name="P1"/>
      <text:p text:style-name="P3">Question 2 :</text:p>
      <text:p text:style-name="P3">- void<text:tab/>GeometryEngine::initCubeGeometry()</text:p>
      <text:p text:style-name="P3"><text:tab/>Initialise le vertex buffer &amp; l’indice buffer</text:p>
      <text:p text:style-name="P3"/>
      <text:p text:style-name="P4">- <text:span text:style-name="T3">void<text:tab/>GeometryEngine::drawCubeGeometry(QOpenGLShaderProgram<text:tab/>*program)</text:span></text:p>
      <text:p text:style-name="Standard"><text:tab/><text:span text:style-name="T3">Il commence par bind les buffers (indexes &amp; vertex), puis il récupère la positon des attributs de coordonnées de textures &amp; d’attributs</text:span><text:span text:style-name="T8">, </text:span><text:span text:style-name="T9">les active en prenant soin de gerer le decalage du au type de donnée VertexData qui possède un QVector3D et QVector2D ,p</text:span><text:span text:style-name="T6">uis il affiche le cube.</text:span></text:p>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22:55:14.928000000</meta:creation-date>
    <meta:editing-duration>PT4M37S</meta:editing-duration>
    <meta:editing-cycles>4</meta:editing-cycles>
    <meta:generator>LibreOffice/5.2.6.2$Windows_x86 LibreOffice_project/a3100ed2409ebf1c212f5048fbe377c281438fdc</meta:generator>
    <dc:date>2017-09-18T22:59:48.065000000</dc:date>
    <meta:document-statistic meta:table-count="0" meta:image-count="0" meta:object-count="0" meta:page-count="1" meta:paragraph-count="12" meta:word-count="134" meta:character-count="882" meta:non-whitespace-character-count="756"/>
  </office:meta>
</office:document-meta>
</file>